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2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date-style style:name="N10130" number:language="en" number:country="US"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date-style style:name="N10132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4T14:26:46.223680821</dc:date>
    <meta:editing-duration>PT11H55M59S</meta:editing-duration>
    <meta:editing-cycles>147</meta:editing-cycles>
    <dc:creator>Mateu</dc:creator>
    <meta:document-statistic meta:table-count="2" meta:cell-count="1221" meta:object-count="0"/>
  </office:meta>
</office:document-meta>
</file>